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4624B184C.jpg" manifest:media-type="image/jpeg"/>
  <manifest:file-entry manifest:full-path="Pictures/1000000000000438000009640A85944A.jpg" manifest:media-type="image/jpeg"/>
  <manifest:file-entry manifest:full-path="Pictures/100000000000043800000964D7FE9243.jpg" manifest:media-type="image/jpeg"/>
  <manifest:file-entry manifest:full-path="Pictures/10000000000004380000096473312FA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2" text:anchor-type="char" svg:x="-0.095cm" svg:y="0cm" svg:width="10.564cm" svg:height="29.7cm" draw:z-index="1"><draw:image xlink:href="Pictures/100000000000043800000964624B184C.jpg" xlink:type="simple" xlink:show="embed" xlink:actuate="onLoad" draw:mime-type="image/jpeg"/></draw:frame><draw:frame draw:style-name="fr1" draw:name="图像3" text:anchor-type="char" svg:x="10.562cm" svg:y="0cm" svg:width="10.437cm" svg:height="29.7cm" draw:z-index="2"><draw:image xlink:href="Pictures/100000000000043800000964D7FE9243.jpg" xlink:type="simple" xlink:show="embed" xlink:actuate="onLoad" draw:mime-type="image/jpeg"/></draw:frame></text:p>
      <text:p text:style-name="P1"><draw:frame draw:style-name="fr1" draw:name="图像4" text:anchor-type="char" svg:x="10.333cm" svg:y="0cm" svg:width="10.666cm" svg:height="29.7cm" draw:z-index="3"><draw:image xlink:href="Pictures/1000000000000438000009640A85944A.jpg" xlink:type="simple" xlink:show="embed" xlink:actuate="onLoad" draw:mime-type="image/jpeg"/></draw:frame><draw:frame draw:style-name="fr1" draw:name="图像1" text:anchor-type="char" svg:x="-0.236cm" svg:y="0cm" svg:width="10.52cm" svg:height="29.7cm" draw:z-index="0"><draw:image xlink:href="Pictures/10000000000004380000096473312FA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17:08:14.568830900</meta:creation-date>
    <dc:date>2025-05-21T20:56:40.696002100</dc:date>
    <meta:editing-duration>PT8M28S</meta:editing-duration>
    <meta:editing-cycles>2</meta:editing-cycles>
    <meta:generator>LibreOffice/25.2.2.2$Windows_X86_64 LibreOffice_project/7370d4be9e3cf6031a51beef54ff3bda878e3fac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